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pitch="fixed"/>
    <style:font-face style:name="JetBrains Mono1" svg:font-family="'JetBrains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draw:fit-to-size="false" style:shrink-to-fit="true" fo:min-height="1.338cm"/>
      <style:paragraph-properties style:writing-mode="lr-tb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646cm" fo:min-width="2.365cm"/>
      <style:paragraph-properties style:writing-mode="lr-tb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0.646cm" fo:min-width="3.118cm"/>
      <style:paragraph-properties style:writing-mode="lr-tb"/>
    </style:style>
    <style:style style:name="gr5" style:family="graphic" style:parent-style-name="standard" style:list-style-name="L1">
      <style:graphic-properties draw:fill-color="#ffff00" draw:textarea-horizontal-align="justify" draw:textarea-vertical-align="middle" draw:auto-grow-height="false" fo:min-height="0.646cm" fo:min-width="3.23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457cm" fo:min-width="1.32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872cm" fo:min-width="2.07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8.707cm"/>
      <style:paragraph-properties style:writing-mode="lr-tb"/>
    </style:style>
    <style:style style:name="gr9" style:family="graphic" style:parent-style-name="standard">
      <style:graphic-properties draw:fill="none" draw:textarea-vertical-align="middle" draw:auto-grow-height="false" fo:min-height="2.46cm" fo:min-width="0cm" fo:wrap-option="wrap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8.70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32cm" fo:min-width="6.26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32cm" fo:min-width="5.56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926cm" fo:min-width="7.732cm"/>
      <style:paragraph-properties style:writing-mode="lr-tb"/>
    </style:style>
    <style:style style:name="gr14" style:family="graphic" style:parent-style-name="standard">
      <style:graphic-properties draw:fill="none" draw:textarea-vertical-align="middle" draw:auto-grow-height="false" fo:min-height="5.748cm" fo:min-width="6.228cm" fo:wrap-option="wrap"/>
    </style:style>
    <style:style style:name="gr15" style:family="graphic" style:parent-style-name="standard">
      <style:graphic-properties draw:textarea-horizontal-align="justify" draw:textarea-vertical-align="middle" draw:auto-grow-height="false" fo:min-height="2.984cm" fo:min-width="5.3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632cm" fo:min-width="5.38cm"/>
      <style:paragraph-properties style:writing-mode="lr-tb"/>
    </style:style>
    <style:style style:name="gr17" style:family="graphic" style:parent-style-name="standard">
      <style:graphic-properties draw:fill="none" draw:textarea-vertical-align="middle" draw:auto-grow-height="false" fo:min-height="1.849cm" fo:min-width="7.146cm" fo:wrap-option="wrap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564cm" fo:min-width="2.469cm"/>
      <style:paragraph-properties style:writing-mode="lr-tb"/>
    </style:style>
    <style:style style:name="gr19" style:family="graphic" style:parent-style-name="standard">
      <style:graphic-properties draw:fill="none" draw:textarea-vertical-align="middle" draw:auto-grow-height="false" fo:min-height="0.729cm" fo:min-width="5.938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808cm" fo:min-width="2.73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632cm" fo:min-width="5.086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068cm" fo:min-width="1.536cm"/>
    </style:style>
    <style:style style:name="gr23" style:family="graphic" style:parent-style-name="standard">
      <style:graphic-properties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1.515cm" fo:min-width="6.248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7cm" fo:min-width="5.564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277cm" fo:min-width="0cm"/>
    </style:style>
    <style:style style:name="gr27" style:family="graphic" style:parent-style-name="standard">
      <style:graphic-properties draw:textarea-horizontal-align="justify" draw:textarea-vertical-align="middle" draw:auto-grow-height="false" fo:min-height="0.307cm" fo:min-width="0cm"/>
    </style:style>
    <style:style style:name="gr28" style:family="graphic" style:parent-style-name="standard">
      <style:graphic-properties draw:textarea-horizontal-align="justify" draw:textarea-vertical-align="middle" draw:auto-grow-height="false" fo:min-height="0.478cm" fo:min-width="0cm"/>
    </style:style>
    <style:style style:name="gr29" style:family="graphic" style:parent-style-name="standard">
      <style:graphic-properties draw:stroke="none" svg:stroke-color="#000000" draw:fill="none" draw:fill-color="#ffffff" fo:min-height="0.9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76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449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366cm" fo:min-width="0cm"/>
    </style:style>
    <style:style style:name="gr33" style:family="graphic" style:parent-style-name="standard">
      <style:graphic-properties draw:stroke="none" svg:stroke-color="#000000" draw:fill="none" draw:fill-color="#ffffff" fo:min-height="0.60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JetBrains Mono"/>
    </style:style>
    <style:style style:name="P2" style:family="paragraph">
      <loext:graphic-properties draw:fill="none"/>
      <style:paragraph-properties fo:text-align="center"/>
      <style:text-properties style:font-name="JetBrains Mono"/>
    </style:style>
    <style:style style:name="P3" style:family="paragraph">
      <style:paragraph-properties fo:text-align="center" style:writing-mode="lr-tb"/>
      <style:text-properties style:font-name="JetBrains Mono"/>
    </style:style>
    <style:style style:name="P4" style:family="paragraph">
      <loext:graphic-properties draw:fill-color="#ffff00"/>
      <style:paragraph-properties fo:text-align="center" style:writing-mode="lr-tb"/>
      <style:text-properties style:font-name="JetBrains Mono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JetBrains Mono"/>
    </style:style>
    <style:style style:name="P6" style:family="paragraph">
      <loext:graphic-properties draw:fill-color="#ffff00"/>
      <style:paragraph-properties fo:margin-left="0cm" fo:margin-right="0cm" fo:margin-top="0cm" fo:margin-bottom="0cm" fo:line-height="100%" fo:text-align="center" fo:text-indent="0cm" style:writing-mode="lr-tb"/>
      <style:text-properties style:font-name="JetBrains Mono"/>
    </style:style>
    <style:style style:name="P7" style:family="paragraph">
      <style:paragraph-properties fo:text-align="center" style:writing-mode="lr-tb"/>
      <style:text-properties style:font-name="JetBrains Mono" fo:font-size="15pt" style:font-name-asian="JetBrains Mono" style:font-size-asian="15pt" style:font-size-complex="15pt"/>
    </style:style>
    <style:style style:name="P8" style:family="paragraph">
      <loext:graphic-properties draw:fill="none"/>
      <style:paragraph-properties fo:text-align="center" style:writing-mode="lr-tb"/>
      <style:text-properties style:font-name="JetBrains Mono"/>
    </style:style>
    <style:style style:name="P9" style:family="paragraph">
      <style:paragraph-properties fo:text-align="center" style:writing-mode="lr-tb"/>
      <style:text-properties style:font-name="JetBrains Mono" fo:font-size="13pt" style:font-size-asian="13pt" style:font-size-complex="13pt"/>
    </style:style>
    <style:style style:name="P10" style:family="paragraph">
      <style:paragraph-properties fo:text-align="center" style:writing-mode="lr-tb"/>
      <style:text-properties style:font-name="JetBrains Mono" fo:font-size="14pt" style:font-name-asian="JetBrains Mono" style:font-size-asian="14pt" style:font-size-complex="14pt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style:font-name="JetBrains Mono" fo:font-size="14pt" style:font-size-asian="14pt" style:font-size-complex="14pt"/>
    </style:style>
    <style:style style:name="P14" style:family="paragraph">
      <style:paragraph-properties fo:text-align="center" style:writing-mode="lr-tb"/>
      <style:text-properties style:font-name="JetBrains Mono" fo:font-size="16pt" style:font-size-asian="16pt" style:font-size-complex="16pt"/>
    </style:style>
    <style:style style:name="P15" style:family="paragraph">
      <loext:graphic-properties draw:fill="none" draw:fill-color="#ffffff"/>
    </style:style>
    <style:style style:name="P16" style:family="paragraph"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text-properties fo:font-size="15pt" style:font-size-asian="15pt" style:font-size-complex="15pt"/>
    </style:style>
    <style:style style:name="P18" style:family="paragraph">
      <style:text-properties fo:font-size="14pt" style:font-size-asian="14pt" style:font-size-complex="14pt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style:font-name="JetBrains Mono"/>
    </style:style>
    <style:style style:name="T2" style:family="text">
      <style:text-properties style:font-name="JetBrains Mono" fo:font-size="15pt" style:font-name-asian="JetBrains Mono" style:font-size-asian="15pt" style:font-size-complex="15pt"/>
    </style:style>
    <style:style style:name="T3" style:family="text">
      <style:text-properties style:font-name="JetBrains Mono" fo:font-size="13pt" style:font-size-asian="13pt" style:font-size-complex="13pt"/>
    </style:style>
    <style:style style:name="T4" style:family="text">
      <style:text-properties style:font-name="JetBrains Mono" fo:font-size="14pt" style:font-name-asian="JetBrains Mono" style:font-size-asian="14pt" style:font-size-complex="14pt"/>
    </style:style>
    <style:style style:name="T5" style:family="text">
      <style:text-properties style:font-name="JetBrains Mono" fo:font-size="14pt" style:font-size-asian="14pt" style:font-size-complex="14pt"/>
    </style:style>
    <style:style style:name="T6" style:family="text">
      <style:text-properties style:font-name="JetBrains Mono" fo:font-size="16pt" style:font-size-asian="16pt" style:font-size-complex="16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985cm" svg:height="1.27cm" svg:x="10.102cm" svg:y="1cm">
          <draw:text-box>
            <text:p><text:span text:style-name="T1">CEAGVIS </text:span><text:span text:style-name="T1">项目系统结构</text:span></text:p>
          </draw:text-box>
        </draw:frame>
        <draw:line draw:style-name="gr2" draw:text-style-name="P2" draw:layer="layout" svg:x1="13.125cm" svg:y1="2.405cm" svg:x2="13.217cm" svg:y2="12.382cm">
          <text:p/>
        </draw:line>
        <draw:custom-shape draw:style-name="gr3" draw:text-style-name="P3" draw:layer="layout" svg:width="3.175cm" svg:height="1.27cm" svg:x="15.135cm" svg:y="14.117cm">
          <text:p text:style-name="P3"><text:span text:style-name="T1">local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4" draw:layer="layout" svg:width="4.01cm" svg:height="1.27cm" svg:x="4.145cm" svg:y="17.592cm">
          <text:p text:style-name="P3"><text:span text:style-name="T1">HardWar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6" draw:layer="layout" svg:width="4.14cm" svg:height="1.27cm" svg:x="19.82cm" svg:y="17.592cm">
          <text:p text:style-name="P5"><text:span text:style-name="T1">SoftWar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3" xml:id="id1" draw:id="id1" draw:layer="layout" svg:width="2.023cm" svg:height="1.001cm" svg:x="9.389cm" svg:y="5.997cm">
          <text:p text:style-name="P3"><text:span text:style-name="T1">AGV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3" xml:id="id4" draw:id="id4" draw:layer="layout" svg:width="2.858cm" svg:height="1.588cm" svg:x="9.39cm" svg:y="15.295cm">
          <text:p text:style-name="P3"><text:span text:style-name="T1">充电站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3" draw:layer="layout" svg:width="9.207cm" svg:height="1.27cm" svg:x="19.18cm" svg:y="15.505cm">
          <text:p text:style-name="P3"><text:span text:style-name="T1">服务器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draw:layer="layout" svg:width="0.318cm" svg:height="2.858cm" svg:x="18.527cm" svg:y="13.38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3" draw:layer="layout" svg:width="9.206cm" svg:height="1.27cm" svg:x="19.181cm" svg:y="13.006cm">
          <text:p text:style-name="P3"><text:span text:style-name="T1">DateBase / </text:span><text:span text:style-name="T1">后台处理程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7.303cm" svg:height="0.952cm" svg:x="14.017cm" svg:y="9.755cm">
          <text:p text:style-name="P3"><text:span text:style-name="T1">Web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3" draw:layer="layout" svg:width="6.548cm" svg:height="0.952cm" svg:x="21.955cm" svg:y="9.756cm">
          <text:p text:style-name="P3"><text:span text:style-name="T1">Mobil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2" draw:layer="layout" svg:x1="21.526cm" svg:y1="4.706cm" svg:x2="21.637cm" svg:y2="10.842cm">
          <text:p/>
        </draw:line>
        <draw:custom-shape draw:style-name="gr13" draw:text-style-name="P3" draw:layer="layout" svg:width="8.89cm" svg:height="1.27cm" svg:x="17.075cm" svg:y="2.605cm">
          <text:p text:style-name="P3"><text:span text:style-name="T1">Us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2" draw:layer="layout" svg:width="8.138cm" svg:height="6.35cm" svg:x="1.117cm" svg:y="3.34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5" draw:text-style-name="P7" draw:layer="layout" svg:width="6.35cm" svg:height="3.492cm" svg:x="2.07cm" svg:y="3.54cm">
          <text:p text:style-name="P7"><text:span text:style-name="T2">温度传感器</text:span></text:p>
          <text:p text:style-name="P7"><text:span text:style-name="T2">湿度传感器</text:span></text:p>
          <text:p text:style-name="P7"><text:span text:style-name="T2">红外测温矩阵</text:span></text:p>
          <text:p text:style-name="P7"><text:span text:style-name="T2">……</text:span></text:p>
          <text:p text:style-name="P7"><text:span text:style-name="T2">（各类各型传感器）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3" draw:layer="layout" svg:width="6.35cm" svg:height="0.952cm" svg:x="2.07cm" svg:y="7.35cm">
          <text:p text:style-name="P3"><text:span text:style-name="T2">电机</text:span><text:span text:style-name="T2">/</text:span><text:span text:style-name="T2">电路控制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3" draw:layer="layout" svg:width="6.35cm" svg:height="0.952cm" svg:x="2.071cm" svg:y="8.551cm">
          <text:p text:style-name="P3"><text:span text:style-name="T2">机械结构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8" draw:layer="layout" svg:width="8.138cm" svg:height="2.221cm" svg:x="1.117cm" svg:y="14.97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8" draw:text-style-name="P9" xml:id="id3" draw:id="id3" draw:layer="layout" svg:width="3.291cm" svg:height="1.154cm" svg:x="8.191cm" svg:y="12.23cm">
          <text:p text:style-name="P9"><text:span text:style-name="T3">监控探测点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8" draw:layer="layout" svg:width="6.668cm" svg:height="1.035cm" svg:x="1.352cm" svg:y="12.23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" draw:text-style-name="P10" draw:layer="layout" svg:width="3.493cm" svg:height="2.222cm" svg:x="1.552cm" svg:y="14.97cm">
          <text:p text:style-name="P10"><text:span text:style-name="T4">充电台机械结构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10" draw:layer="layout" svg:width="3.493cm" svg:height="2.222cm" svg:x="5.352cm" svg:y="14.971cm">
          <text:p text:style-name="P10"><text:span text:style-name="T4">无线</text:span><text:span text:style-name="T4">/</text:span><text:span text:style-name="T4">有线充电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11" draw:layer="layout" svg:width="6.032cm" svg:height="0.952cm" svg:x="1.67cm" svg:y="12.23cm">
          <text:p text:style-name="P11">视频监控探头……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12" xml:id="id2" draw:id="id2" draw:layer="layout" svg:width="2.54cm" svg:height="0.635cm" svg:x="12.43cm" svg:y="14.4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3" draw:text-style-name="P12" draw:layer="layout" svg:x1="11.412cm" svg:y1="6.498cm" svg:x2="12.43cm" svg:y2="14.752cm" draw:start-shape="id1" draw:start-glue-point="7" draw:end-shape="id2" draw:end-glue-point="3" svg:d="M11412 6498h509v8254h509" svg:viewBox="0 0 1019 8255">
          <text:p/>
        </draw:connector>
        <draw:connector draw:style-name="gr23" draw:text-style-name="P12" draw:layer="layout" svg:x1="9.837cm" svg:y1="13.384cm" svg:x2="12.43cm" svg:y2="14.752cm" draw:start-shape="id3" draw:start-glue-point="6" draw:end-shape="id2" draw:end-glue-point="3" svg:d="M9837 13384v1368h2593" svg:viewBox="0 0 2594 1369">
          <text:p/>
        </draw:connector>
        <draw:connector draw:style-name="gr23" draw:text-style-name="P12" draw:layer="layout" svg:x1="10.819cm" svg:y1="15.295cm" svg:x2="12.43cm" svg:y2="14.752cm" draw:start-shape="id4" draw:start-glue-point="4" draw:end-shape="id2" draw:end-glue-point="3" svg:d="M10819 15295v-543h1611" svg:viewBox="0 0 1612 544">
          <text:p/>
        </draw:connector>
        <draw:custom-shape draw:style-name="gr24" draw:text-style-name="P3" draw:layer="layout" svg:width="7.286cm" svg:height="1.905cm" svg:x="14.017cm" svg:y="4.827cm">
          <text:p text:style-name="P3"><text:span text:style-name="T1">GUI</text:span><text:span text:style-name="T1">界面</text:span></text:p>
          <text:p text:style-name="P3"><text:span text:style-name="T1">图表数据可视化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3" draw:layer="layout" svg:width="7.303cm" svg:height="0.952cm" svg:x="14.017cm" svg:y="7.956cm">
          <text:p text:style-name="P13"><text:span text:style-name="T5">HTML/CSS/JS+.Vue……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14" draw:layer="layout" svg:width="6.548cm" svg:height="2.105cm" svg:x="21.956cm" svg:y="6.832cm">
          <text:p text:style-name="P14"><text:span text:style-name="T6">Android OS</text:span></text:p>
          <text:p text:style-name="P14"><text:span text:style-name="T6">Harmony OS</text:span></text:p>
          <text:p text:style-name="P14"><text:span text:style-name="T6">……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14" draw:layer="layout" svg:width="6.548cm" svg:height="0.952cm" svg:x="21.956cm" svg:y="4.857cm">
          <text:p text:style-name="P14"><text:span text:style-name="T6">Android Studio</text:span><text:span text:style-name="T6">等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12" draw:layer="layout" svg:width="0.317cm" svg:height="1.905cm" svg:x="19.732cm" svg:y="10.84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12" draw:layer="layout" svg:width="0.317cm" svg:height="1.905cm" svg:x="24.632cm" svg:y="10.84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12" draw:layer="layout" svg:width="0.635cm" svg:height="0.635cm" svg:x="16.092cm" svg:y="9.03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2" draw:layer="layout" svg:width="0.635cm" svg:height="0.83cm" svg:x="16.092cm" svg:y="6.93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12" draw:layer="layout" svg:width="0.635cm" svg:height="0.635cm" svg:x="23.392cm" svg:y="9.03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12" draw:layer="layout" svg:width="0.635cm" svg:height="0.635cm" svg:x="23.392cm" svg:y="5.93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9" draw:text-style-name="P15" draw:layer="layout" svg:width="3.175cm" svg:height="1.17cm" svg:x="16.575cm" svg:y="6.715cm">
          <draw:text-box>
            <text:p>支持开发</text:p>
          </draw:text-box>
        </draw:frame>
        <draw:frame draw:style-name="gr30" draw:text-style-name="P17" draw:layer="layout" svg:width="2.858cm" svg:height="1.017cm" svg:x="16.692cm" svg:y="8.873cm">
          <draw:text-box>
            <text:p text:style-name="P16"><text:span text:style-name="T7">底层支持</text:span></text:p>
          </draw:text-box>
        </draw:frame>
        <draw:frame draw:style-name="gr29" draw:text-style-name="P15" draw:layer="layout" svg:width="4.546cm" svg:height="1.17cm" svg:x="24.076cm" svg:y="5.715cm">
          <draw:text-box>
            <text:p>系统支持开发</text:p>
          </draw:text-box>
        </draw:frame>
        <draw:frame draw:style-name="gr31" draw:text-style-name="P17" draw:layer="layout" svg:width="4.128cm" svg:height="1.017cm" svg:x="24.177cm" svg:y="8.837cm">
          <draw:text-box>
            <text:p text:style-name="P16"><text:span text:style-name="T7">系统底层</text:span></text:p>
          </draw:text-box>
        </draw:frame>
        <draw:custom-shape draw:style-name="gr32" draw:text-style-name="P12" draw:layer="layout" svg:width="0.317cm" svg:height="0.768cm" svg:x="18.532cm" svg:y="3.94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2" draw:layer="layout" svg:width="0.317cm" svg:height="0.768cm" svg:x="23.507cm" svg:y="3.94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3" draw:text-style-name="P19" draw:layer="layout" svg:width="3.81cm" svg:height="0.971cm" svg:x="18.697cm" svg:y="3.792cm">
          <draw:text-box>
            <text:p text:style-name="P18"><text:span text:style-name="T8">交</text:span><text:span text:style-name="T8">互</text:span><text:span text:style-name="T8">操</text:span><text:span text:style-name="T8">作</text:span></text:p>
          </draw:text-box>
        </draw:frame>
        <draw:frame draw:style-name="gr33" draw:text-style-name="P19" draw:layer="layout" svg:width="3.81cm" svg:height="0.971cm" svg:x="23.797cm" svg:y="3.793cm">
          <draw:text-box>
            <text:p text:style-name="P18"><text:span text:style-name="T8">交互操作</text:span></text:p>
          </draw:text-box>
        </draw:frame>
        <draw:frame draw:style-name="gr34" draw:text-style-name="P17" draw:layer="layout" svg:width="2.857cm" svg:height="1.017cm" svg:x="12.43cm" svg:y="13.382cm">
          <draw:text-box>
            <text:p text:style-name="P16"><text:span text:style-name="T7">发送数据</text:span></text:p>
          </draw:text-box>
        </draw:frame>
        <draw:frame draw:style-name="gr34" draw:text-style-name="P15" draw:layer="layout" svg:width="2.858cm" svg:height="1.017cm" svg:x="12.447cm" svg:y="15.187cm">
          <draw:text-box>
            <text:p><text:span text:style-name="T7">传输指令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pitch="fixed"/>
    <style:font-face style:name="JetBrains Mono1" svg:font-family="'JetBrains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31T11:18:30.878536545</meta:creation-date>
    <dc:date>2024-07-31T20:59:16.198916592</dc:date>
    <meta:editing-duration>PT28M48S</meta:editing-duration>
    <meta:editing-cycles>7</meta:editing-cycles>
    <meta:generator>LibreOffice/7.3.7.2$Linux_X86_64 LibreOffice_project/30$Build-2</meta:generator>
    <meta:document-statistic meta:object-count="48"/>
  </office:meta>
</office:document-meta>
</file>